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image/png" manifest:full-path="Pictures/1000000000000320000002585C39B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4.195cm" fo:min-width="11.56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87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347cm" fo:min-width="0cm"/>
    </style:style>
    <style:style style:name="gr6" style:family="graphic" style:parent-style-name="standard">
      <style:graphic-properties draw:fill="solid" draw:fill-color="#ffff66" draw:textarea-horizontal-align="justify" draw:textarea-vertical-align="middle" draw:auto-grow-height="false"/>
    </style:style>
    <style:style style:name="gr7" style:family="graphic" style:parent-style-name="standard">
      <style:graphic-properties draw:fill="solid" draw:fill-color="#ffb515" draw:textarea-horizontal-align="justify" draw:textarea-vertical-align="middle" draw:auto-grow-height="false"/>
    </style:style>
    <style:style style:name="gr8" style:family="graphic" style:parent-style-name="standard">
      <style:graphic-properties draw:marker-start="Arrow" draw:marker-start-width="0.3cm" draw:marker-end="Arrow" draw:marker-end-width="0.3cm" draw:textarea-horizontal-align="center"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ffffff" draw:textarea-vertical-align="middle" draw:auto-grow-height="false" fo:min-height="0.749cm" fo:min-width="0.499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blackandwhite-title">
      <style:graphic-properties draw:fill-color="#ffffff" draw:auto-grow-height="true" fo:min-height="2.844cm"/>
    </style:style>
    <style:style style:name="pr2" style:family="presentation" style:parent-style-name="lyt-blackandwhite-title">
      <style:graphic-properties draw:fill-color="#ffffff" draw:auto-grow-height="true" fo:min-height="13.97cm"/>
    </style:style>
    <style:style style:name="pr3" style:family="presentation" style:parent-style-name="lyt-blackandwhite-notes">
      <style:graphic-properties draw:fill-color="#ffffff" draw:auto-grow-height="true" fo:min-height="13.365cm"/>
    </style:style>
    <style:style style:name="pr4" style:family="presentation" style:parent-style-name="lyt-blackandwhite-title">
      <style:graphic-properties fo:min-height="2.593cm"/>
    </style:style>
    <style:style style:name="pr5" style:family="presentation" style:parent-style-name="lyt-blackandwhite-outline1">
      <style:graphic-properties fo:min-height="10.336cm"/>
    </style:style>
    <style:style style:name="pr6" style:family="presentation" style:parent-style-name="lyt-blackandwhite-notes">
      <style:graphic-properties draw:fill-color="#ffffff" fo:min-height="13.114cm"/>
    </style:style>
    <style:style style:name="pr7" style:family="presentation" style:parent-style-name="lyt-blackandwhite-outline1">
      <style:graphic-properties fo:min-height="7.161cm"/>
    </style:style>
    <style:style style:name="pr8" style:family="presentation" style:parent-style-name="lyt-blackandwhite-Human_7e_LT_7e_Gliederung_20_1">
      <style:graphic-properties draw:fill-color="#ffffff" fo:min-height="2.07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font-size="36pt" style:font-size-asian="36pt" style:font-size-complex="36pt"/>
    </style:style>
    <style:style style:name="P4" style:family="paragraph">
      <style:paragraph-properties fo:margin-left="0cm" fo:margin-right="0cm" fo:text-align="center" fo:text-indent="0cm"/>
    </style:style>
    <style:style style:name="P5" style:family="paragraph">
      <style:paragraph-properties fo:text-align="center"/>
    </style:style>
    <style:style style:name="P6" style:family="paragraph">
      <style:paragraph-properties fo:margin-left="1.2cm" fo:margin-right="0cm" fo:text-align="center" fo:text-indent="-0.9cm"/>
    </style:style>
    <style:style style:name="P7" style:family="paragraph">
      <style:paragraph-properties text:enable-numbering="false" fo:margin-left="1.2cm" fo:margin-right="0cm" fo:text-align="center" fo:text-indent="-0.9cm"/>
      <style:text-properties fo:font-size="40pt"/>
    </style:style>
    <style:style style:name="P8" style:family="paragraph">
      <style:paragraph-properties text:enable-numbering="true" fo:margin-left="0cm" fo:margin-right="0cm" fo:text-indent="0cm"/>
      <style:text-properties fo:font-size="32pt"/>
    </style:style>
    <style:style style:name="T1" style:family="text">
      <style:text-properties fo:font-size="40pt"/>
    </style:style>
    <style:style style:name="T2"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1">
        <office:forms form:automatic-focus="false" form:apply-design-mode="false"/>
        <draw:frame presentation:style-name="pr1" draw:text-style-name="P1" draw:layer="layout" svg:width="23.5cm" svg:height="2.844cm" svg:x="2cm" svg:y="1.9cm" presentation:class="title">
          <draw:text-box>
            <text:p text:style-name="P1">LDAP</text:p>
          </draw:text-box>
        </draw:frame>
        <draw:frame presentation:style-name="pr2" draw:text-style-name="P1" draw:layer="layout" svg:width="23.5cm" svg:height="13.97cm" svg:x="1.905cm" svg:y="5.08cm" presentation:class="title" presentation:user-transformed="true">
          <draw:text-box>
            <text:p text:style-name="P1">Annuaires,<text:line-break/>et autres usages</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presentation:user-transformed="true">
            <draw:text-box/>
          </draw:frame>
        </presentation:notes>
      </draw:page>
      <draw:page draw:name="page2" draw:style-name="dp1" draw:master-page-name="lyt-blackandwhite" presentation:presentation-page-layout-name="AL1T1">
        <office:forms form:automatic-focus="false" form:apply-design-mode="false"/>
        <draw:frame presentation:style-name="pr4" draw:layer="layout" svg:width="23.5cm" svg:height="2.593cm" svg:x="2cm" svg:y="2.025cm" presentation:class="title">
          <draw:text-box>
            <text:p>Introduction</text:p>
          </draw:text-box>
        </draw:frame>
        <draw:frame presentation:style-name="pr5" draw:layer="layout" svg:width="24.599cm" svg:height="11.835cm" svg:x="2cm" svg:y="5.414cm" presentation:class="outline" presentation:user-transformed="true">
          <draw:text-box>
            <text:list text:style-name="L2">
              <text:list-item>
                <text:p>Pourquoi faire ?</text:p>
              </text:list-item>
              <text:list-item>
                <text:p>Modèle de données</text:p>
              </text:list-item>
              <text:list-item>
                <text:p>Opérations</text:p>
              </text:list-item>
              <text:list-item>
                <text:p>I/O</text:p>
              </text:list-item>
              <text:list-item>
                <text:p>Clients, Serveurs</text:p>
              </text:list-item>
              <text:list-item>
                <text:p>Utlisation</text:p>
              </text:list-item>
              <text:list-item>
                <text:p>Avenir</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114cm" svg:x="2.1cm" svg:y="14.107cm" presentation:class="notes">
            <draw:text-box>
              <text:p>1) description générale</text:p>
              <text:p>2) comment ça marche </text:p>
              <text:p>3) comment on l'utilise</text:p>
              <text:p>4) pourquoi on l'utilise</text:p>
              <text:p>5) Et ensuite ?</text:p>
            </draw:text-box>
          </draw:frame>
        </presentation:notes>
      </draw:page>
      <draw:page draw:name="page3" draw:style-name="dp1" draw:master-page-name="lyt-blackandwhite" presentation:presentation-page-layout-name="AL1T1">
        <office:forms form:automatic-focus="false" form:apply-design-mode="false"/>
        <draw:frame presentation:style-name="pr4" draw:layer="layout" svg:width="23.5cm" svg:height="2.593cm" svg:x="2cm" svg:y="2.025cm" presentation:class="title">
          <draw:text-box>
            <text:p>Pourquoi faire ?</text:p>
          </draw:text-box>
        </draw:frame>
        <draw:frame presentation:style-name="pr5" draw:layer="layout" svg:width="24.599cm" svg:height="10.336cm" svg:x="2cm" svg:y="5.414cm" presentation:class="outline">
          <draw:text-box>
            <text:list text:style-name="L2">
              <text:list-item>
                <text:p>Pour retrouver ses données !</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114cm" svg:x="2.251cm" svg:y="13.97cm" presentation:class="notes" presentation:user-transformed="true">
            <draw:text-box>
              <text:p>Les annuaires sont partout.</text:p>
              <text:p/>
              <text:p/>
            </draw:text-box>
          </draw:frame>
        </presentation:notes>
      </draw:page>
      <draw:page draw:name="page4" draw:style-name="dp1" draw:master-page-name="lyt-blackandwhite" presentation:presentation-page-layout-name="AL1T1">
        <office:forms form:automatic-focus="false" form:apply-design-mode="false"/>
        <draw:frame presentation:style-name="pr4" draw:layer="layout" svg:width="23.5cm" svg:height="2.593cm" svg:x="2cm" svg:y="2.025cm" presentation:class="title">
          <draw:text-box>
            <text:p>Modèles de stockage</text:p>
          </draw:text-box>
        </draw:frame>
        <draw:frame presentation:style-name="pr7" draw:layer="layout" svg:width="24.599cm" svg:height="8.311cm" svg:x="2.071cm" svg:y="5.539cm" presentation:class="outline" presentation:user-transformed="true">
          <draw:text-box>
            <text:list text:style-name="L2">
              <text:list-item>
                <text:p>Hiérarchique (IBM : IMS. Début 1960)</text:p>
              </text:list-item>
              <text:list-item>
                <text:p>Réseau (Codasyl, 1969)</text:p>
              </text:list-item>
              <text:list-item>
                <text:p>SGBDR (1970)</text:p>
              </text:list-item>
              <text:list-item>
                <text:p>Hashage</text:p>
                <text:p/>
              </text:list-item>
            </text:list>
          </draw:text-box>
        </draw:frame>
        <draw:frame draw:style-name="gr2" draw:text-style-name="P3" draw:layer="layout" svg:width="12.065cm" svg:height="4.445cm" svg:x="13.97cm" svg:y="14.605cm">
          <draw:text-box>
            <text:p text:style-name="P3">Et LDAP ?</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user-transformed="true">
            <draw:text-box>
              <text:p>Dans les deux premiers modèles, la structure est inclues dans les données (pointeurs)</text:p>
              <text:p>Les SGBDR ont des relations implicites. Obligation d'ajouter des index pour des raisons de performance</text:p>
              <text:p>Hashage : cas particulier</text:p>
              <text:p/>
              <text:p>LDAP : Hierarchique car statique (presque)</text:p>
            </draw:text-box>
          </draw:frame>
        </presentation:notes>
      </draw:page>
      <draw:page draw:name="page5" draw:style-name="dp1" draw:master-page-name="lyt-blackandwhite" presentation:presentation-page-layout-name="AL1T1">
        <office:forms form:automatic-focus="false" form:apply-design-mode="false"/>
        <draw:frame presentation:style-name="pr4" draw:layer="layout" svg:width="23.5cm" svg:height="2.593cm" svg:x="1.905cm" svg:y="1.905cm" presentation:class="title" presentation:user-transformed="true">
          <draw:text-box>
            <text:p>Vous êtes fichés !</text:p>
          </draw:text-box>
        </draw:frame>
        <draw:frame draw:style-name="gr3" draw:layer="layout" svg:width="3.156cm" svg:height="0.962cm" svg:x="4.939cm" svg:y="6.922cm">
          <draw:text-box>
            <text:p>N° SECU</text:p>
          </draw:text-box>
        </draw:frame>
        <draw:frame draw:style-name="gr3" draw:layer="layout" svg:width="4.752cm" svg:height="0.962cm" svg:x="10.16cm" svg:y="10.16cm">
          <draw:text-box>
            <text:p>Carte d'identité</text:p>
          </draw:text-box>
        </draw:frame>
        <draw:frame draw:style-name="gr3" draw:layer="layout" svg:width="3.36cm" svg:height="0.962cm" svg:x="16.51cm" svg:y="7.62cm">
          <draw:text-box>
            <text:p>Passeport</text:p>
          </draw:text-box>
        </draw:frame>
        <draw:frame draw:style-name="gr3" draw:layer="layout" svg:width="5.971cm" svg:height="0.962cm" svg:x="17.634cm" svg:y="13.97cm">
          <draw:text-box>
            <text:p>Permis de conduire</text:p>
          </draw:text-box>
        </draw:frame>
        <draw:frame draw:style-name="gr3" draw:layer="layout" svg:width="2.407cm" svg:height="0.962cm" svg:x="6.192cm" svg:y="12.065cm">
          <draw:text-box>
            <text:p>Impôts</text:p>
          </draw:text-box>
        </draw:frame>
        <draw:frame draw:style-name="gr3" draw:layer="layout" svg:width="4.418cm" svg:height="0.962cm" svg:x="10.783cm" svg:y="14.605cm">
          <draw:text-box>
            <text:p>Impôts locaux</text:p>
          </draw:text-box>
        </draw:frame>
        <draw:frame draw:style-name="gr3" draw:layer="layout" svg:width="2.725cm" svg:height="0.962cm" svg:x="21.59cm" svg:y="11.43cm">
          <draw:text-box>
            <text:p>Retraite</text:p>
          </draw:text-box>
        </draw:frame>
        <draw:frame draw:style-name="gr3" draw:layer="layout" svg:width="1.772cm" svg:height="0.962cm" svg:x="15.24cm" svg:y="11.43cm">
          <draw:text-box>
            <text:p>EDF</text:p>
          </draw:text-box>
        </draw:frame>
        <draw:frame draw:style-name="gr3" draw:layer="layout" svg:width="1.844cm" svg:height="0.962cm" svg:x="6.818cm" svg:y="15.875cm">
          <draw:text-box>
            <text:p>GDF</text:p>
          </draw:text-box>
        </draw:frame>
        <draw:frame draw:style-name="gr3" draw:layer="layout" svg:width="3.503cm" svg:height="0.962cm" svg:x="17.145cm" svg:y="15.875cm">
          <draw:text-box>
            <text:p>Téléphone</text:p>
          </draw:text-box>
        </draw:frame>
        <draw:frame draw:style-name="gr3" draw:layer="layout" svg:width="2.373cm" svg:height="0.962cm" svg:x="3.757cm" svg:y="10.16cm">
          <draw:text-box>
            <text:p>Mobile</text:p>
          </draw:text-box>
        </draw:frame>
        <draw:frame draw:style-name="gr3" draw:layer="layout" svg:width="2.657cm" svg:height="0.962cm" svg:x="21.59cm" svg:y="6.35cm">
          <draw:text-box>
            <text:p>Internet</text:p>
          </draw:text-box>
        </draw:frame>
        <draw:frame draw:style-name="gr3" draw:layer="layout" svg:width="4.596cm" svg:height="0.962cm" svg:x="12.7cm" svg:y="6.35cm">
          <draw:text-box>
            <text:p>Assurance RC</text:p>
          </draw:text-box>
        </draw:frame>
        <draw:frame draw:style-name="gr3" draw:layer="layout" svg:width="5.586cm" svg:height="0.962cm" svg:x="22.086cm" svg:y="10.018cm">
          <draw:text-box>
            <text:p>Assurance voiture</text:p>
          </draw:text-box>
        </draw:frame>
        <draw:frame draw:style-name="gr3" draw:layer="layout" svg:width="3.609cm" svg:height="0.962cm" svg:x="11.43cm" svg:y="12.7cm">
          <draw:text-box>
            <text:p>Carte grise</text:p>
          </draw:text-box>
        </draw:frame>
        <draw:frame draw:style-name="gr3" draw:layer="layout" svg:width="2.233cm" svg:height="0.962cm" svg:x="3.175cm" svg:y="13.97cm">
          <draw:text-box>
            <text:p>Police</text:p>
          </draw:text-box>
        </draw:frame>
        <draw:frame draw:style-name="gr3" draw:layer="layout" svg:width="3.808cm" svg:height="0.962cm" svg:x="8.89cm" svg:y="8.255cm">
          <draw:text-box>
            <text:p>Carte Vitale</text:p>
          </draw:text-box>
        </draw:frame>
        <draw:frame draw:style-name="gr3" draw:layer="layout" svg:width="1.632cm" svg:height="0.962cm" svg:x="4.445cm" svg:y="5.044cm">
          <draw:text-box>
            <text:p>Eau</text:p>
          </draw:text-box>
        </draw:frame>
        <draw:frame draw:style-name="gr3" draw:layer="layout" svg:width="2.229cm" svg:height="0.962cm" svg:x="9.525cm" svg:y="5.601cm">
          <draw:text-box>
            <text:p>Mairie</text:p>
          </draw:text-box>
        </draw:frame>
        <draw:frame draw:style-name="gr3" draw:layer="layout" svg:width="2.864cm" svg:height="0.962cm" svg:x="17.145cm" svg:y="4.445cm">
          <draw:text-box>
            <text:p>Etat civil</text:p>
          </draw:text-box>
        </draw:frame>
        <draw:frame draw:style-name="gr3" draw:layer="layout" svg:width="4.985cm" svg:height="0.962cm" svg:x="17.145cm" svg:y="10.783cm">
          <draw:text-box>
            <text:p>Carte électorale</text:p>
          </draw:text-box>
        </draw:frame>
        <draw:frame draw:style-name="gr3" draw:layer="layout" svg:width="4.668cm" svg:height="0.962cm" svg:x="10.795cm" svg:y="17.145cm">
          <draw:text-box>
            <text:p>Carte de crédit</text:p>
          </draw:text-box>
        </draw:frame>
        <draw:frame draw:style-name="gr3" draw:layer="layout" svg:width="2.195cm" svg:height="0.962cm" svg:x="24.069cm" svg:y="17.704cm">
          <draw:text-box>
            <text:p>Crédit</text:p>
          </draw:text-box>
        </draw:frame>
        <draw:frame draw:style-name="gr3" draw:layer="layout" svg:width="5.336cm" svg:height="0.962cm" svg:x="2.54cm" svg:y="17.739cm">
          <draw:text-box>
            <text:p>Compte bancaire</text:p>
          </draw:text-box>
        </draw:frame>
        <draw:frame draw:style-name="gr3" draw:layer="layout" svg:width="5.726cm" svg:height="0.962cm" svg:x="3.175cm" svg:y="8.731cm">
          <draw:text-box>
            <text:p>Banque de France</text:p>
          </draw:text-box>
        </draw:frame>
        <draw:frame draw:style-name="gr3" draw:layer="layout" svg:width="2.09cm" svg:height="0.962cm" svg:x="2.54cm" svg:y="13.287cm">
          <draw:text-box>
            <text:p>Ecole</text:p>
          </draw:text-box>
        </draw:frame>
        <draw:frame draw:style-name="gr3" draw:layer="layout" svg:width="3.326cm" svg:height="0.962cm" svg:x="22.19cm" svg:y="4.445cm">
          <draw:text-box>
            <text:p>Université</text:p>
          </draw:text-box>
        </draw:frame>
        <draw:frame draw:style-name="gr3" draw:layer="layout" svg:width="3.715cm" svg:height="0.962cm" svg:x="2.54cm" svg:y="3.81cm">
          <draw:text-box>
            <text:p>Club sportif</text:p>
          </draw:text-box>
        </draw:frame>
        <draw:frame draw:style-name="gr3" draw:layer="layout" svg:width="4.066cm" svg:height="0.962cm" svg:x="8.209cm" svg:y="13.97cm">
          <draw:text-box>
            <text:p>Associations</text:p>
          </draw:text-box>
        </draw:frame>
        <draw:frame draw:style-name="gr3" draw:layer="layout" svg:width="3.715cm" svg:height="0.962cm" svg:x="19.685cm" svg:y="12.7cm">
          <draw:text-box>
            <text:p>Entreprises</text:p>
          </draw:text-box>
        </draw:frame>
        <draw:frame draw:style-name="gr3" draw:layer="layout" svg:width="1.806cm" svg:height="0.962cm" svg:x="17.78cm" svg:y="17.78cm">
          <draw:text-box>
            <text:p>VPC</text:p>
          </draw:text-box>
        </draw:frame>
        <draw:frame draw:style-name="gr3" draw:layer="layout" svg:width="3.114cm" svg:height="0.962cm" svg:x="22.86cm" svg:y="15.875cm">
          <draw:text-box>
            <text:p>Journaux</text:p>
          </draw:text-box>
        </draw:frame>
        <draw:frame draw:style-name="gr4" draw:layer="layout" svg:width="4.244cm" svg:height="2.121cm" svg:x="20.955cm" svg:y="16.51cm">
          <draw:text-box>
            <text:p>Jeux en ligne</text:p>
          </draw:text-box>
        </draw:frame>
        <draw:frame draw:style-name="gr3" draw:layer="layout" svg:width="3.22cm" svg:height="0.962cm" svg:x="20.275cm" svg:y="17.78cm">
          <draw:text-box>
            <text:p>Magasins</text:p>
          </draw:text-box>
        </draw:frame>
        <draw:frame draw:style-name="gr3" draw:layer="layout" svg:width="3.292cm" svg:height="0.962cm" svg:x="21.59cm" svg:y="8.105cm">
          <draw:text-box>
            <text:p>Facebook</text:p>
          </draw:text-box>
        </draw:frame>
        <draw:frame draw:style-name="gr3" draw:layer="layout" svg:width="2.902cm" svg:height="0.962cm" svg:x="15.24cm" svg:y="9.426cm">
          <draw:text-box>
            <text:p>LinkedIn</text:p>
          </draw:text-box>
        </draw:frame>
        <draw:frame draw:style-name="gr3" draw:layer="layout" svg:width="1.772cm" svg:height="0.962cm" svg:x="9.525cm" svg:y="18.415cm">
          <draw:text-box>
            <text:p>Blog</text:p>
          </draw:text-box>
        </draw:frame>
        <draw:frame draw:style-name="gr3" draw:layer="layout" svg:width="1.984cm" svg:height="0.962cm" svg:x="8.87cm" svg:y="11.43cm">
          <draw:text-box>
            <text:p>Mails</text:p>
          </draw:text-box>
        </draw:frame>
        <draw:frame draw:style-name="gr5" draw:layer="layout" svg:width="4.985cm" svg:height="1.597cm" svg:x="13.97cm" svg:y="13.335cm">
          <draw:text-box>
            <text:p>Service militaire</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user-transformed="true">
            <draw:text-box>
              <text:p>En 2009, 1 288 394 fichiers déclarés à la CNIL. Sans compter les centaines de milliers non déclarés !</text:p>
              <text:p/>
              <text:p>Rien qu'en France !</text:p>
            </draw:text-box>
          </draw:frame>
        </presentation:notes>
      </draw:page>
      <draw:page draw:name="page6" draw:style-name="dp1" draw:master-page-name="lyt-blackandwhite" presentation:presentation-page-layout-name="AL1T1">
        <office:forms form:automatic-focus="false" form:apply-design-mode="false"/>
        <draw:frame presentation:style-name="pr4" draw:layer="layout" svg:width="23.5cm" svg:height="2.593cm" svg:x="2cm" svg:y="2.025cm" presentation:class="title">
          <draw:text-box>
            <text:p>Historique LDAP</text:p>
          </draw:text-box>
        </draw:frame>
        <draw:frame presentation:style-name="pr5" draw:layer="layout" svg:width="24.599cm" svg:height="10.336cm" svg:x="2cm" svg:y="5.414cm" presentation:class="outline">
          <draw:text-box>
            <text:list text:style-name="L2">
              <text:list-item>
                <text:p>X.500 : 1988/1993/1997/2001</text:p>
              </text:list-item>
              <text:list-item>
                <text:p>LDAP V2 : 1995, LDAP V.3 depuis 1997</text:p>
              </text:list-item>
              <text:list-item>
                <text:p>RFC anciennes (2251 : déc. 1997)</text:p>
              </text:list-item>
              <text:list-item>
                <text:p>Rien de neuf dans les RFC 451x (juin 2006)</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lyt-blackandwhite" presentation:presentation-page-layout-name="AL1T1">
        <office:forms form:automatic-focus="false" form:apply-design-mode="false"/>
        <draw:frame presentation:style-name="pr4" draw:layer="layout" svg:width="23.5cm" svg:height="2.593cm" svg:x="2cm" svg:y="2.025cm" presentation:class="title">
          <draw:text-box>
            <text:p>LDAP : Vision globale</text:p>
          </draw:text-box>
        </draw:frame>
        <draw:frame presentation:style-name="pr5" draw:layer="layout" svg:width="24.599cm" svg:height="10.336cm" svg:x="2cm" svg:y="5.414cm" presentation:class="outline">
          <draw:text-box>
            <text:list text:style-name="L2">
              <text:list-item>
                <text:p>Des clients</text:p>
              </text:list-item>
              <text:list-item>
                <text:p>Un ou plusieurs serveurs</text:p>
              </text:list-item>
              <text:list-item>
                <text:p>Un protocole</text:p>
              </text:list-item>
              <text:list-item>
                <text:p>Des données</text:p>
              </text:list-item>
            </text:list>
          </draw:text-box>
        </draw:frame>
        <draw:g draw:id="id1">
          <draw:custom-shape draw:style-name="gr6" draw:text-style-name="P4" draw:layer="layout" svg:width="3.175cm" svg:height="3.175cm" svg:x="3.81cm" svg:y="13.335cm">
            <text:p text:style-name="P4">Cli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3.175cm" svg:height="3.175cm" svg:x="3.175cm" svg:y="13.97cm">
            <text:p text:style-name="P4">Cli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3.175cm" svg:height="3.175cm" svg:x="2.54cm" svg:y="14.605cm">
            <text:p text:style-name="P4">Cli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4" draw:id="id2" draw:layer="layout" svg:width="4.445cm" svg:height="3.81cm" svg:x="14.605cm" svg:y="11.43cm">
          <text:p text:style-name="P4">Serveur</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4" draw:layer="layout" svg:x1="6.985cm" svg:y1="15.557cm" svg:x2="14.605cm" svg:y2="13.335cm" draw:start-shape="id1" draw:end-shape="id2" svg:d="m6985 15557h3810v-2222h3810">
          <text:p text:style-name="P4">LDAP</text:p>
        </draw:connector>
        <draw:custom-shape draw:style-name="gr9" draw:text-style-name="P5" draw:id="id3" draw:layer="layout" svg:width="1.905cm" svg:height="3.175cm" svg:x="20.32cm" svg:y="12.7cm">
          <text:p text:style-name="P4">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0" draw:text-style-name="P5" draw:layer="layout" svg:x1="16.827cm" svg:y1="15.24cm" svg:x2="21.272cm" svg:y2="15.875cm" draw:start-shape="id2" draw:start-glue-point="7" draw:end-shape="id3" draw:end-glue-point="7" svg:d="m16827 15240v1136h4445v-501">
          <text:p/>
        </draw:connector>
        <draw:custom-shape draw:style-name="gr11" draw:text-style-name="P5" draw:layer="layout" svg:width="4.445cm" svg:height="3.81cm" svg:x="8.89cm" svg:y="12.7cm">
          <text:p text:style-name="P4">LDAP/S</text:p>
          <text:p text:style-name="P4">protocol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lyt-blackandwhite" presentation:presentation-page-layout-name="AL1T1">
        <office:forms form:automatic-focus="false" form:apply-design-mode="false"/>
        <draw:frame presentation:style-name="pr4" draw:layer="layout" svg:width="23.5cm" svg:height="2.593cm" svg:x="2cm" svg:y="2.025cm" presentation:class="title">
          <draw:text-box>
            <text:p text:style-name="P1">Fonctions</text:p>
          </draw:text-box>
        </draw:frame>
        <draw:frame presentation:style-name="pr8" draw:text-style-name="P7" draw:layer="layout" svg:width="25.199cm" svg:height="2.071cm" svg:x="1.401cm" svg:y="4.915cm" presentation:class="outline" presentation:user-transformed="true">
          <draw:text-box>
            <text:p text:style-name="P6"><text:span text:style-name="T1">Gestion d'annuaire, au sens large</text:span></text:p>
          </draw:text-box>
        </draw:frame>
        <draw:frame draw:style-name="gr12" draw:text-style-name="P8" draw:layer="layout" svg:width="23.495cm" svg:height="10.347cm" svg:x="2.541cm" svg:y="7.621cm">
          <draw:text-box>
            <text:list text:style-name="L1">
              <text:list-item>
                <text:p text:style-name="P1"><text:span text:style-name="T2"><text:s/></text:span><text:span text:style-name="T2">Authentification</text:span></text:p>
              </text:list-item>
              <text:list-item>
                <text:p text:style-name="P1"><text:span text:style-name="T2"><text:s/></text:span><text:span text:style-name="T2">Autorisation</text:span></text:p>
              </text:list-item>
              <text:list-item>
                <text:p text:style-name="P1"><text:span text:style-name="T2"><text:s/></text:span><text:span text:style-name="T2">SSO (Kerberos)</text:span></text:p>
              </text:list-item>
              <text:list-item>
                <text:p text:style-name="P1"><text:span text:style-name="T2"><text:s/></text:span><text:span text:style-name="T2">Annuaires simple (mail)</text:span></text:p>
              </text:list-item>
              <text:list-item>
                <text:p text:style-name="P1"><text:span text:style-name="T2"><text:s/></text:span><text:span text:style-name="T2">NIS (Gestion des réseaux)</text:span></text:p>
              </text:list-item>
              <text:list-item>
                <text:p text:style-name="P1"><text:span text:style-name="T2"><text:s/></text:span><text:span text:style-name="T2">UDDI</text:span></text:p>
              </text:list-item>
              <text:list-item>
                <text:p text:style-name="P1"><text:span text:style-name="T2"><text:s/></text:span><text:span text:style-name="T2">et aussi DNS, DHCP, voire gestion applicative de données hiérarchiques</text:spa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 xlink:href="Pictures/1000000000000640000004B02C5236E4.png" xlink:type="simple" xlink:show="embed" xlink:actuate="onLoad"/>
    <draw:fill-image draw:name="bwmed" xlink:href="Pictures/1000000000000320000002585C39B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wme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number="2"/>
      <draw:page-thumbnail draw:layer="backgroundobjects" svg:width="6.62cm" svg:height="4.965cm" svg:x="1.972cm" svg:y="13.982cm" draw:page-number="3"/>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ackandwhite" style:page-layout-name="PM1" draw:style-name="Mdp1">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1" draw:layer="backgroundobjects" svg:width="6.523cm" svg:height="1.448cm" svg:x="1.5cm" svg:y="17.552cm" presentation:class="date-time">
        <draw:text-box>
          <text:p text:style-name="MP1"><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2" draw:layer="backgroundobjects" svg:width="6.523cm" svg:height="1.448cm" svg:x="18.976cm" svg:y="17.631cm" presentation:class="page-number">
        <draw:text-box>
          <text:p text:style-name="MP2"><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19$Build-9420</meta:generator>
    <dc:title>Black and White</dc:title>
    <dc:description>Presentation Layout Template</dc:description>
    <meta:creation-date>2010-03-04T20:35:48</meta:creation-date>
    <dc:language>en-US</dc:language>
    <meta:editing-cycles>3</meta:editing-cycles>
    <meta:editing-duration>PT85H16M47S</meta:editing-duration>
    <meta:initial-creator>Emmanuel Lécharny</meta:initial-creator>
    <dc:date>2010-03-08T10:23:56</dc:date>
    <dc:creator>Emmanuel Lécharny</dc:creator>
    <meta:document-statistic meta:object-count="105"/>
    <meta:user-defined meta:name="Info 1"/>
    <meta:user-defined meta:name="Info 2"/>
    <meta:user-defined meta:name="Info 3"/>
    <meta:user-defined meta:name="Info 4"/>
    <meta:template xlink:type="simple" xlink:actuate="onRequest" xlink:title="Black and White" xlink:href="file:///Applications/OpenOffice.org.app/Contents/basis-link/share/template/en-US/layout/lyt-blackandwhite.otp"/>
  </office:meta>
</office:document-meta>
</file>